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PREHENSIVE GUIDE TO GUILLAIN-BARRÉ SYNDROME</text:h>
      <text:h text:style-name="Heading_20_3" text:outline-level="3">Description</text:h>
      <text:p text:style-name="Text_20_body">Guillain-Barré (pronounced ghee-YAH-buh-RAY) syndrome is a rare neurological disorder in which the body's immune system mistakenly attacks the peripheral nerves—the network of nerves outside the brain and spinal cord. This autoimmune response damages the nerves' protective covering (myelin sheath) or the nerve fibers (axons), disrupting the transmission of signals between the brain and the rest of the body. GBS is typically monophasic, meaning it occurs in a single episode where symptoms peak within two to four weeks.</text:p>
      <text:p text:style-name="P1">Common types include:</text:p>
      <text:list xml:id="list76149065" text:style-name="L1">
        <text:list-item>
          <text:p text:style-name="P2"><text:span text:style-name="T1">Acute Inflammatory Demyelinating Polyradiculoneuropathy (AIDP):</text:span> The most common form in North America and Europe, characterized by muscle weakness that starts in the lower body and spreads upward.</text:p>
        </text:list-item>
        <text:list-item>
          <text:p text:style-name="P2"><text:span text:style-name="T1">Miller Fisher Syndrome (MFS):</text:span> A rarer variant that typically begins with eye movement issues and coordination problems (ataxia).</text:p>
        </text:list-item>
        <text:list-item>
          <text:p text:style-name="P2"><text:span text:style-name="T1">Acute Motor Axonal Neuropathy (AMAN):</text:span> A variant more common in Asian countries like China and Japan, where the immune system attacks the nerve axons themselves.</text:p>
        </text:list-item>
      </text:list>
      <text:h text:style-name="Heading_20_3" text:outline-level="3">History</text:h>
      <text:p text:style-name="Text_20_body">The understanding of "ascending paralysis" has evolved significantly over the last 150 years:</text:p>
      <text:list xml:id="list1531861545" text:style-name="L2">
        <text:list-item>
          <text:p text:style-name="P3"><text:span text:style-name="T1">Landry’s Observations (1859):</text:span> French physician Jean Baptiste Octave Landry de Thezillat first described a condition of "acute ascending paralysis".</text:p>
        </text:list-item>
        <text:list-item>
          <text:p text:style-name="P3"><text:span text:style-name="T1">The 1916 Breakthrough:</text:span> During World War I, physicians Georges Guillain, Jean Alexandre Barré, and André Strohl identified the syndrome in two soldiers. They discovered a unique clinical finding: increased protein in the cerebrospinal fluid (CSF) despite a normal cell count, now known as "albuminocytologic dissociation".</text:p>
        </text:list-item>
        <text:list-item>
          <text:p text:style-name="P3"><text:span text:style-name="T1">The Syndrome's Name (1927):</text:span> The term "Guillain-Barré syndrome" was formally introduced at a neurology congress in 1927, though history often omits Strohl's name from the eponym.</text:p>
        </text:list-item>
      </text:list>
      <text:h text:style-name="Heading_20_3" text:outline-level="3">Causes and Triggers</text:h>
      <text:p text:style-name="Text_20_body">While the exact cause is not fully understood, GBS is not contagious or inherited. It is considered a "post-infectious" condition, with approximately 70% of cases developing within one to six weeks after a viral or bacterial illness:</text:p>
      <text:list xml:id="list1929375342" text:style-name="L3">
        <text:list-item>
          <text:p text:style-name="P4"><text:span text:style-name="T1">Campylobacter jejuni:</text:span> Infection with this bacteria, often found in undercooked poultry, is the most common risk factor for GBS.</text:p>
        </text:list-item>
        <text:list-item>
          <text:p text:style-name="P4"><text:span text:style-name="T1">Viral Infections:</text:span> Triggers include the influenza virus, Cytomegalovirus, Epstein-Barr virus (mononucleosis), and the Zika virus.</text:p>
        </text:list-item>
        <text:list-item>
          <text:p text:style-name="P4"><text:soft-page-break/><text:span text:style-name="T1">Other Triggers:</text:span> In rare instances, GBS can be triggered by major surgery, trauma, or certain vaccinations.</text:p>
        </text:list-item>
      </text:list>
      <text:p text:style-name="Horizontal_20_Line"/>
      <text:h text:style-name="Heading_20_3" text:outline-level="3">Common Symptoms</text:h>
      <text:p text:style-name="Text_20_body">Symptoms typically start with minor sensations and can progress rapidly to total paralysis:</text:p>
      <text:list xml:id="list3066931445" text:style-name="L4">
        <text:list-item>
          <text:p text:style-name="P5"><text:span text:style-name="T1">Tingling and Numbness:</text:span> A "pins and needles" feeling that usually begins in the toes and fingers.</text:p>
        </text:list-item>
        <text:list-item>
          <text:p text:style-name="P5"><text:span text:style-name="T1">Ascending Weakness:</text:span> Muscle weakness that starts in the legs and moves upward to the arms and face.</text:p>
        </text:list-item>
        <text:list-item>
          <text:p text:style-name="P5"><text:span text:style-name="T1">Difficulty with Movement:</text:span> Unsteady walking, difficulty climbing stairs, or inability to perform fine motor tasks.</text:p>
        </text:list-item>
        <text:list-item>
          <text:p text:style-name="P5"><text:span text:style-name="T1">Facial and Eye Issues:</text:span> Trouble with facial movements, including speaking, chewing, swallowing, or double vision.</text:p>
        </text:list-item>
        <text:list-item>
          <text:p text:style-name="P5"><text:span text:style-name="T1">Severe Pain:</text:span> Intense, shooting, or cramp-like muscle pain that is often worse at night.</text:p>
        </text:list-item>
      </text:list>
      <text:h text:style-name="Heading_20_3" text:outline-level="3">When to Visit a Doctor</text:h>
      <text:p text:style-name="Text_20_body">GBS is a medical emergency because it can worsen within hours. Seek immediate care if you experience:</text:p>
      <text:list xml:id="list2470064474" text:style-name="L5">
        <text:list-item>
          <text:p text:style-name="P6"><text:span text:style-name="T1">Rapidly Spreading Weakness:</text:span> Tingling or weakness that moves up the body quickly.</text:p>
        </text:list-item>
        <text:list-item>
          <text:p text:style-name="P6"><text:span text:style-name="T1">Breathing Difficulties:</text:span> Shortness of breath or difficulty catching your breath, especially when lying flat.</text:p>
        </text:list-item>
        <text:list-item>
          <text:p text:style-name="P6"><text:span text:style-name="T1">Swallowing Issues:</text:span> Choking on saliva or severe difficulty swallowing.</text:p>
        </text:list-item>
        <text:list-item>
          <text:p text:style-name="P6"><text:span text:style-name="T1">Facial Changes:</text:span> Drooping on one or both sides of the face or slurred speech.</text:p>
        </text:list-item>
      </text:list>
      <text:h text:style-name="Heading_20_3" text:outline-level="3">Preventative Measures and Management</text:h>
      <text:p text:style-name="Text_20_body">Most people recover from GBS, but it requires intensive medical management:</text:p>
      <text:list xml:id="list2372267519" text:style-name="L6">
        <text:list-item>
          <text:p text:style-name="P7"><text:span text:style-name="T1">Hygiene:</text:span> Practicing good food safety, such as thoroughly cooking poultry, can prevent <text:span text:style-name="T2">Campylobacter</text:span> infections.</text:p>
        </text:list-item>
        <text:list-item>
          <text:p text:style-name="P7"><text:span text:style-name="T1">Hospitalization:</text:span> Close monitoring in a hospital is essential to manage potential complications like respiratory failure or blood pressure fluctuations.</text:p>
        </text:list-item>
        <text:list-item>
          <text:p text:style-name="P7"><text:span text:style-name="T1">Immunotherapy:</text:span> Treatments like Plasma Exchange (plasmapheresis) or Intravenous Immunoglobulin (IVIG) are used to stop the immune system's attack on the nerves.</text:p>
        </text:list-item>
        <text:list-item>
          <text:p text:style-name="P7"><text:span text:style-name="T1">Rehabilitation:</text:span> Once the acute phase passes, physical and occupational therapy are vital for regaining muscle strength and independence.</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5T19:11:27.942228596</meta:creation-date>
    <dc:date>2026-01-25T19:16:11.769404845</dc:date>
    <meta:editing-duration>PT4M44S</meta:editing-duration>
    <meta:editing-cycles>1</meta:editing-cycles>
    <meta:document-statistic meta:table-count="0" meta:image-count="0" meta:object-count="0" meta:page-count="2" meta:paragraph-count="36" meta:word-count="623" meta:character-count="4200" meta:non-whitespace-character-count="3636"/>
    <meta:generator>LibreOffice/7.3.7.2$Linux_X86_64 LibreOffice_project/30$Build-2</meta:generator>
  </office:meta>
</office:document-meta>
</file>